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homework as PDF to course management system</text:p>
                <text:list>
                  <text:list-item>
                    <text:p>Name files team-x-cw-y.pdf</text:p>
                    <text:list>
                      <text:list-item>
                        <text:p>Where x is your team number</text:p>
                      </text:list-item>
                      <text:list-item>
                        <text:p>And y is the course week numb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Pitch (Type of Homework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very team can submit exactly one pitch</text:p>
                <text:list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Bundle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 text:style-name="P6">Provide your business model so far</text:p>
                <text:list>
                  <text:list-item>
                    <text:p>Answer questions according to homework bundle # slides</text:p>
                    <text:list>
                      <text:list-item>
                        <text:p>Do not add slides; stick to three slides per student per session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 prepared to present in exercise session</text:p>
                <text:list>
                  <text:list-item>
                    <text:p>1min. for each question / slide (3min. in total)</text:p>
                  </text:list-item>
                  <text:list-item>
                    <text:p>1min. for an additional question we will 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nal Report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vide business plan based on business model canvas</text:p>
                <text:list>
                  <text:list-item>
                    <text:p>Use final report template; don’t go beyond ten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 text:style-name="P1"><text:span text:style-name="T8"><text:a xlink:href="mailto:dirk.riehle@fau.de" xlink:type="simple">dirk.riehle@fau.de</text:a></text:span><text:span text:style-name="T8"><text:s/>– </text:span><text:span text:style-name="T8"><text:a xlink:href="https://oss.cs.fau.de/" xlink:type="simple">https://oss.cs.fau.de</text:a></text:span></text:p>
            <text:p text:style-name="P1"><text:span text:style-name="T9"><text:a xlink:href="mailto:dirk@riehle.org" xlink:type="simple">dirk@riehle.org</text:a></text:span><text:span text:style-name="T9"><text:s/>– </text:span><text:span text:style-name="T9"><text:a xlink:href="https://dirkriehle.com/" xlink:type="simple">https://dirkriehle.com</text:a></text:span><text:span text:style-name="T9"><text:s/>– </text:span><text:span text:style-name="T9"><text:a xlink:href="http://twitter.com/dirkriehle" xlink:type="simple">@dirkriehle</text:a>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15.731666850</meta:creation-date>
    <meta:editing-duration>PT15H49M50S</meta:editing-duration>
    <meta:editing-cycles>15</meta:editing-cycles>
    <meta:generator>LibreOffice/6.0.7.3$Linux_X86_64 LibreOffice_project/00m0$Build-3</meta:generator>
    <dc:date>2020-11-28T14:28:20.495312162</dc:date>
    <meta:document-statistic meta:object-count="98"/>
  </office:meta>
</office:document-meta>
</file>